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455" officeooo:paragraph-rsid="000c1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14:02.681429242</meta:creation-date>
    <dc:date>2020-08-06T21:14:12.48020201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4.2$Linux_X86_64 LibreOffice_project/40$Build-2</meta:generator>
  </office:meta>
</office:document-meta>
</file>